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Verdana" fo:font-size="10pt" fo:language="fr" fo:country="FR"/>
    </style:style>
    <style:style style:name="T2" style:family="text">
      <style:text-properties style:font-name="Verdana" fo:font-size="10pt" fo:language="fr" fo:country="FR" officeooo:rsid="00122d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Je ferai aussi des scripts pour construire un paquet de distribution, en assemblant les fichiers js (par ex).<text:line-break/><text:line-break/>Le choix du menu de la toolbox s'appuie sur les fichiers xml qui se trouvent dans /blocks/toolbox/<text:line-break/>La liste de ces menus est définie dans /lang/code.js, variable Code.TOOLBOX_NAME avec [&lt;nom du fichier sans l'extension xml&gt;,&lt;libellé affiché dans la liste&gt;]<text:line-break/>Les fichiers xml correspondent à ce qui est décrit ici : </text:span><text:a xlink:type="simple" xlink:href="https://developers.google.com/blockly/installation/toolbox">https://developers.google.com/blockly/installation/toolbox</text:a><text:span text:style-name="T1"> et que tu as déjà utilisé directement dans le fichier index.html.<text:line-break/>Dans ces fichiers XML; l'attribut "name" de la catégorie est utilisé dans les fichiers de lang et dans les css.<text:line-break/><text:line-break/>Pour le visuel du menu, les couleurs qui apparaissent devant les entrées sont définies en fin du css, une couleur par catégorie.<text:line-break/><text:line-break/>Pour les langues, il y a les fichiers pour les blocks (/lang/blocks/) et les fichiers pour l'interface (/lang/msg/).<text:line-break/>En fin des fichiers des blocks il faut ajouter toutes les propriétés des blocks qui viennent en plus de ceux définis par GoogleBlockly.<text:line-break/>Et de la même manière que GoogleBlockly, il faut utiliser ces propriétés dans la définition des blocks; ce qui est fait dans /blocks/arduino_base.js (ce fichier ne contient que la définition des blocs).<text:line-break/>Dans les fichiers de l'interface, il y a la définition des libellés des catégories qui doivent être de la forme Blockly.Msg.&lt;attribut name du fichier xml de la toolbox&gt;.<text:line-break/>Dans le tableau MSG il y a les définitions de tous les éléments non gérés par GoogleBlockly, leur mise place est assurée par /lang/code.js, méthode "initLanguage" (en fin de fichier)<text:line-break/></text:span><text:span text:style-name="T2">L</text:span><text:span text:style-name="T1">e reste des traductions se fera donc en créant les 2 fichiers &lt;lang&gt;.js par langue.<text:line-break/><text:line-break/>Ensuite, j'ai modifié un peu l'interface, tout est dans les css pour que tu puisses les modifier à ta convenance; les gouts et les couleurs ... ;-)<text:line-break/>Tu as aussi 2 fichiers index.html et index-ver.html pour te donner un tout petit aperçu de la façon dont les élément div de la page peuvent être réorganisés plus facilement qu'avec des tableaux.<text:line-break/><text:line-break/>Enfin, comme je n'ai pas tout fait, il faudra ré-intégrer le choix de la carte (qu'on pourra surement lier au choix de la toolbox), re-injecter tous les autres blocs (grove, techzone, ...) , tester ce qui concerne les envois sur console série, les matériels connectés, 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Verdana" svg:font-family="Verdana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CANET</meta:initial-creator>
    <meta:creation-date>2015-03-09T00:23:32.137000000</meta:creation-date>
    <dc:date>2015-03-09T00:25:56.889000000</dc:date>
    <dc:creator>Sébastien CANET</dc:creator>
    <meta:editing-duration>P0D</meta:editing-duration>
    <meta:editing-cycles>1</meta:editing-cycles>
    <meta:document-statistic meta:table-count="0" meta:image-count="0" meta:object-count="0" meta:page-count="1" meta:paragraph-count="1" meta:word-count="374" meta:character-count="2304" meta:non-whitespace-character-count="1926"/>
    <meta:generator>LibreOffice/4.2.6.3$Windows_x86 LibreOffice_project/3fd416d4c6db7d3204c17ce57a1d70f6e531ee21</meta:generator>
  </office:meta>
</office:document-meta>
</file>